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6cm" svg:y="0.4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30:25.479646674</dc:date>
    <meta:editing-duration>PT2M3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12303176911189E-016">
                <text:p>6.12303176911189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41421356237309">
                <text:p>-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